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686b80" officeooo:paragraph-rsid="00686b80"/>
    </style:style>
    <style:style style:name="P2" style:family="paragraph" style:parent-style-name="Standard">
      <style:text-properties fo:color="#000000" style:text-underline-style="none" officeooo:rsid="00686b80" officeooo:paragraph-rsid="00686b80"/>
    </style:style>
    <style:style style:name="P3" style:family="paragraph" style:parent-style-name="Standard">
      <style:text-properties style:text-underline-style="none" officeooo:rsid="00899fc0" officeooo:paragraph-rsid="00899fc0"/>
    </style:style>
    <style:style style:name="P4" style:family="paragraph" style:parent-style-name="Standard">
      <style:text-properties style:text-underline-style="none" officeooo:rsid="008ae1d1" officeooo:paragraph-rsid="008ae1d1"/>
    </style:style>
    <style:style style:name="P5" style:family="paragraph" style:parent-style-name="Standard">
      <style:text-properties style:text-underline-style="none" officeooo:rsid="008dee3e" officeooo:paragraph-rsid="008dee3e"/>
    </style:style>
    <style:style style:name="P6" style:family="paragraph" style:parent-style-name="Standard">
      <style:text-properties style:text-underline-style="none" officeooo:rsid="009117a2" officeooo:paragraph-rsid="009117a2"/>
    </style:style>
    <style:style style:name="P7" style:family="paragraph" style:parent-style-name="Standard">
      <style:text-properties style:text-underline-style="none" officeooo:rsid="0091d7a5" officeooo:paragraph-rsid="0091d7a5"/>
    </style:style>
    <style:style style:name="P8" style:family="paragraph" style:parent-style-name="Standard">
      <style:text-properties style:text-underline-style="none" officeooo:rsid="00983941" officeooo:paragraph-rsid="00983941"/>
    </style:style>
    <style:style style:name="P9" style:family="paragraph" style:parent-style-name="Standard">
      <style:text-properties style:text-underline-style="none" officeooo:rsid="009e9eb2" officeooo:paragraph-rsid="009e9eb2"/>
    </style:style>
    <style:style style:name="P10" style:family="paragraph" style:parent-style-name="Standard">
      <style:text-properties style:text-underline-style="none" officeooo:rsid="009f3181" officeooo:paragraph-rsid="009f3181"/>
    </style:style>
    <style:style style:name="P11" style:family="paragraph" style:parent-style-name="Standard">
      <style:text-properties style:text-underline-style="none" officeooo:rsid="00a48744" officeooo:paragraph-rsid="00a48744"/>
    </style:style>
    <style:style style:name="P12" style:family="paragraph" style:parent-style-name="Standard">
      <style:text-properties style:text-underline-style="none" officeooo:rsid="00a4d486" officeooo:paragraph-rsid="00a4d486"/>
    </style:style>
    <style:style style:name="P13" style:family="paragraph" style:parent-style-name="Standard">
      <style:text-properties style:text-underline-style="none" officeooo:rsid="00a80f98" officeooo:paragraph-rsid="00a80f98"/>
    </style:style>
    <style:style style:name="P14" style:family="paragraph" style:parent-style-name="Standard">
      <style:text-properties fo:color="#000000" style:text-underline-style="none" officeooo:rsid="0078f1f2" officeooo:paragraph-rsid="0078f1f2"/>
    </style:style>
    <style:style style:name="P15" style:family="paragraph" style:parent-style-name="Standard">
      <style:text-properties officeooo:paragraph-rsid="007a5391"/>
    </style:style>
    <style:style style:name="P16" style:family="paragraph" style:parent-style-name="Standard">
      <style:text-properties officeooo:rsid="0081a3c6" officeooo:paragraph-rsid="0081a3c6"/>
    </style:style>
    <style:style style:name="P17" style:family="paragraph" style:parent-style-name="Standard">
      <style:text-properties officeooo:rsid="00820fcb" officeooo:paragraph-rsid="00820fc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899fc0"/>
    </style:style>
    <style:style style:name="T3" style:family="text">
      <style:text-properties officeooo:rsid="007a5391"/>
    </style:style>
    <style:style style:name="T4" style:family="text">
      <style:text-properties fo:color="#000000" style:text-underline-style="none" officeooo:rsid="007a5391"/>
    </style:style>
    <style:style style:name="T5" style:family="text">
      <style:text-properties officeooo:rsid="007d1d57"/>
    </style:style>
    <style:style style:name="T6" style:family="text">
      <style:text-properties officeooo:rsid="0084048e"/>
    </style:style>
    <style:style style:name="T7" style:family="text">
      <style:text-properties officeooo:rsid="008ae1d1"/>
    </style:style>
    <style:style style:name="T8" style:family="text">
      <style:text-properties officeooo:rsid="008f3fda"/>
    </style:style>
    <style:style style:name="T9" style:family="text">
      <style:text-properties officeooo:rsid="0091d7a5"/>
    </style:style>
    <style:style style:name="T10" style:family="text">
      <style:text-properties officeooo:rsid="00930aba"/>
    </style:style>
    <style:style style:name="T11" style:family="text">
      <style:text-properties officeooo:rsid="009b2152"/>
    </style:style>
    <style:style style:name="T12" style:family="text">
      <style:text-properties officeooo:rsid="00a0c400"/>
    </style:style>
    <style:style style:name="T13" style:family="text">
      <style:text-properties officeooo:rsid="00a4874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JavaScript Output</text:span></text:p>
      <text:p text:style-name="P2"/>
      <text:p text:style-name="P14">15. <text:span text:style-name="T3">Why we use window.alert() ?</text:span></text:p>
      <text:p text:style-name="P15"><text:span text:style-name="T4">&gt; </text:span>You can use an alert box to display data. <text:span text:style-name="T5">Actually it is an display output fuunction.</text:span></text:p>
      <text:p text:style-name="P15"/>
      <text:p text:style-name="P16">16. What is the console.log() ?</text:p>
      <text:p text:style-name="P17">&gt; console.log is a function that writes a message to log on the debugging console, <text:span text:style-name="T6">such as Webkit or Firebug. In a browser<text:tab/>you will not see anything on the screen. It logs a message to a debugging console.</text:span></text:p>
      <text:p text:style-name="P17"/>
      <text:p text:style-name="P17"/>
      <text:p text:style-name="P17"><text:tab/><text:tab/><text:tab/><text:tab/><text:span text:style-name="T2">JavaScript Statements</text:span></text:p>
      <text:p text:style-name="P17"><text:span text:style-name="T2"/></text:p>
      <text:p text:style-name="P3">17. <text:span text:style-name="T7">How a JavaScript program is created?</text:span></text:p>
      <text:p text:style-name="P4">&gt; A JavaScript program is a list of statements to be executed by a computer.</text:p>
      <text:p text:style-name="P5"/>
      <text:p text:style-name="P5">18. What is JavaScript program?</text:p>
      <text:p text:style-name="P5">&gt; <text:span text:style-name="T8">A computer program is <text:s/>list of “instructions” to be executed by a computer. In programming language , these programs instruction is known as statements. A JavaScript program is a list of statements.</text:span></text:p>
      <text:p text:style-name="P5"/>
      <text:p text:style-name="P6">19. <text:span text:style-name="T9">How Javasctipt statements are consisted of?</text:span></text:p>
      <text:p text:style-name="P7">&gt; <text:span text:style-name="T10">JavaScript statements are composed of: Values, Operators, Expressions, Keywords, and Comments. Most JavaScript programs contain many Javascript statements. The statements are executed , one by one, in the same order as they are written.</text:span></text:p>
      <text:p text:style-name="P7"/>
      <text:p text:style-name="P8">20. What is function of semicolon in JavaScript?</text:p>
      <text:p text:style-name="P8">&gt; Semicolons separate JavaScript statements. We add semicolon at the end of each executable statement. When separated by <text:span text:style-name="T11">semicolons, multiple statements on one line are allowed.</text:span></text:p>
      <text:p text:style-name="P8"/>
      <text:p text:style-name="P9">21. What is the function 0f JavaScript White Space?</text:p>
      <text:p text:style-name="P9">&gt; JavaScript ignores multiple spaces. We can add white spaces to make our script more readable. <text:span text:style-name="T12">A good practice is to put spaces around operators (= - + <text:s/>/)</text:span></text:p>
      <text:p text:style-name="P9"/>
      <text:p text:style-name="P10">22. <text:s/><text:span text:style-name="T13">What is the function of JavaScript Line Length and Line Breaks?</text:span></text:p>
      <text:p text:style-name="P11">&gt; For best readability , programmers often like to avoid code lines longer than 80 characters. If JavaScript statement does not fit on one line, the best practice is to break it after an operator.</text:p>
      <text:p text:style-name="P11"/>
      <text:p text:style-name="P12">23. What is JavaScript Code Blocks?</text:p>
      <text:p text:style-name="P12">&gt; JavaScript statements can be grouped together in code blocks, inside curly brackets{…..}.</text:p>
      <text:p text:style-name="P12">The purpose of code blocks is to define statements to be executed together. One place we will find statements grouped together in blocks, is in JavaScript functions.<text:tab/></text:p>
      <text:p text:style-name="P12"/>
      <text:p text:style-name="P13">24. What is JavaScript Keywords?</text:p>
      <text:p text:style-name="P13">&gt; JavaScript statements often start with a keyword to identify the JavaScrip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58:03.184451405</meta:creation-date>
    <meta:generator>LibreOffice/6.1.3.1$Linux_X86_64 LibreOffice_project/10$Build-1</meta:generator>
    <dc:date>2018-10-25T17:20:56.215366145</dc:date>
    <meta:editing-duration>PT3H55M19S</meta:editing-duration>
    <meta:editing-cycles>63</meta:editing-cycles>
    <meta:document-statistic meta:table-count="0" meta:image-count="0" meta:object-count="0" meta:page-count="1" meta:paragraph-count="23" meta:word-count="356" meta:character-count="2131" meta:non-whitespace-character-count="1784"/>
  </office:meta>
</office:document-meta>
</file>